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QB Networks</text:p>
          </draw:text-box>
        </draw:frame>
        <draw:frame presentation:style-name="pr2" draw:text-style-name="P3" draw:layer="layout" svg:width="22.5cm" svg:height="9.134cm" svg:x="4.5cm" svg:y="3.8cm" presentation:class="subtitle">
          <draw:text-box>
            <text:p text:style-name="P2"><text:span text:style-name="T1">“</text:span><text:span text:style-name="T1">Transforming organizations at The Digital Age”</text:span></text:p>
            <text:p text:style-name="P2"><text:span text:style-name="T1">“</text:span><text:span text:style-name="T1">every user is a potential author”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QB Network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Building transparent and open communities bridged together</text:p>
              </text:list-item>
              <text:list-item>
                <text:p>Coding the standards </text:p>
              </text:list-item>
              <text:list-item>
                <text:p>Replace the non-free software with Free Software which lets us to speak freely, free as in freedo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QB Network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Meaning of “Ubuntu” which is our cultural influence</text:p>
              </text:list-item>
              <text:list-item>
                <text:p>We are a community for other communites and a company for other compan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QB Network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Mert Gör – QB Networks Founder and Project Leader</text:p>
              </text:list-item>
              <text:list-item>
                <text:p><text:a xlink:href="mailto:mertgor@qbnetworks.xyz" xlink:type="simple">mertgor@qbnetworks.xyz</text:a></text:p>
              </text:list-item>
              <text:list-item>
                <text:p>GPG Key ID : 0xD200B456637BC4F3</text:p>
              </text:list-item>
              <text:list-item>
                <text:p>License : <text:a xlink:href="https://creativecommons.org/licenses/by-sa/4.0/" xlink:type="simple">CC BY-SA 4.0 or later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Q&amp;A for QB Networks 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a xlink:href="https://procyberian.xyz/mailman/listinfo/hackathon_procyberian.xyz" xlink:type="simple">Hackathon at PSD</text:a></text:p>
              </text:list-item>
              <text:list-item>
                <text:p>irc.libera.chat server #qbnetworks channel</text:p>
              </text:list-item>
              <text:list-item>
                <text:p>Telegram @masscollabs Masscollabs Services Platform</text:p>
              </text:list-item>
              <text:list-item>
                <text:p>In Person : İstanbul , Türkiye ( ask phone number and address via e-mail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2T02:03:48.719440210</meta:creation-date>
    <meta:editing-duration>PT13M7S</meta:editing-duration>
    <meta:editing-cycles>16</meta:editing-cycles>
    <meta:generator>LibreOffice/7.4.7.2$Linux_X86_64 LibreOffice_project/40$Build-2</meta:generator>
    <dc:title>DNA</dc:title>
    <dc:date>2025-08-02T02:17:04.419689830</dc:date>
    <meta:document-statistic meta:object-count="122"/>
  </office:meta>
</office:document-meta>
</file>